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travessando a Árvo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ravessando a árv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s formas;</text:p>
                <text:list>
                  <text:list-item>
                    <text:p>Profundidade;</text:p>
                  </text:list-item>
                  <text:list-item>
                    <text:p>Largu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fundida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ês formas;</text:p>
                <text:list>
                  <text:list-item>
                    <text:p>Pré-ordem;</text:p>
                    <text:list>
                      <text:list-item>
                        <text:p>Visita o nó;</text:p>
                      </text:list-item>
                      <text:list-item>
                        <text:p>Vai para sub-árvore esquerda;</text:p>
                      </text:list-item>
                      <text:list-item>
                        <text:p>Vai para sub-árvore direita;</text:p>
                      </text:list-item>
                    </text:list>
                  </text:list-item>
                  <text:list-item>
                    <text:p>In-ordem;</text:p>
                    <text:list>
                      <text:list-item>
                        <text:p>Vai para sub-árvore esquerda;</text:p>
                      </text:list-item>
                      <text:list-item>
                        <text:p>Visita o nó;</text:p>
                      </text:list-item>
                      <text:list-item>
                        <text:p>Vai para sub-árvore direita;</text:p>
                      </text:list-item>
                    </text:list>
                  </text:list-item>
                  <text:list-item>
                    <text:p>Pós-ordem;</text:p>
                    <text:list>
                      <text:list-item>
                        <text:p>Vai para sub-árvore esquerda;</text:p>
                      </text:list-item>
                      <text:list-item>
                        <text:p>Vai para sub-árvore direita;</text:p>
                      </text:list-item>
                      <text:list-item>
                        <text:p>Visita o nó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rg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ita a árvore em ordem de nível;</text:p>
              </text:list-item>
              <text:list-item>
                <text:p>Utiliza uma fila para “resolver” o proble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rg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fileira raiz;</text:p>
              </text:list-item>
              <text:list-item>
                <text:p>Enquanto fila não está vazia:</text:p>
                <text:list>
                  <text:list-item>
                    <text:p>Desenfileira e visita o nó;</text:p>
                  </text:list-item>
                  <text:list-item>
                    <text:p>Enfileira filhos do nó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9:08:56.640070151</meta:creation-date>
    <meta:editing-duration>PT1H2M57S</meta:editing-duration>
    <meta:editing-cycles>2</meta:editing-cycles>
    <meta:generator>LibreOffice/4.4.7.2$Linux_X86_64 LibreOffice_project/40$Build-2</meta:generator>
    <meta:initial-creator>John Cardia</meta:initial-creator>
    <dc:date>2016-05-09T20:29:23.275025355</dc:date>
    <dc:creator>John Cardia</dc:creator>
    <meta:document-statistic meta:object-count="40"/>
  </office:meta>
</office:document-meta>
</file>